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1" svg:font-family="'Liberation Serif'" style:font-family-generic="roman"/>
    <style:font-face style:name="LMMono10" svg:font-family="LMMono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officeooo:paragraph-rsid="00031147"/>
    </style:style>
    <style:style style:name="P2" style:family="paragraph" style:parent-style-name="Standard">
      <style:text-properties fo:font-size="36pt" officeooo:paragraph-rsid="000414b3" style:font-size-asian="36pt" style:font-size-complex="36pt"/>
    </style:style>
    <style:style style:name="P3" style:family="paragraph" style:parent-style-name="Text_20_body">
      <style:text-properties officeooo:paragraph-rsid="000414b3"/>
    </style:style>
    <style:style style:name="P4" style:family="paragraph" style:parent-style-name="Text_20_body">
      <style:text-properties officeooo:paragraph-rsid="0004a9da"/>
    </style:style>
    <style:style style:name="P5" style:family="paragraph" style:parent-style-name="Text_20_body">
      <style:text-properties officeooo:paragraph-rsid="0004c0b8"/>
    </style:style>
    <style:style style:name="P6" style:family="paragraph" style:parent-style-name="Text_20_body">
      <style:text-properties officeooo:paragraph-rsid="0006a0ac"/>
    </style:style>
    <style:style style:name="P7" style:family="paragraph" style:parent-style-name="Text_20_body">
      <style:text-properties officeooo:paragraph-rsid="0006eccd"/>
    </style:style>
    <style:style style:name="P8" style:family="paragraph" style:parent-style-name="Text_20_body">
      <style:paragraph-properties fo:margin-top="0cm" fo:margin-bottom="0cm"/>
      <style:text-properties style:font-name="LMMono10" officeooo:paragraph-rsid="0006eccd"/>
    </style:style>
    <style:style style:name="P9" style:family="paragraph" style:parent-style-name="Text_20_body">
      <style:paragraph-properties fo:margin-top="0cm" fo:margin-bottom="0cm" fo:break-before="page"/>
      <style:text-properties style:font-name="LMMono10" officeooo:paragraph-rsid="0006eccd"/>
    </style:style>
    <style:style style:name="P10" style:family="paragraph" style:parent-style-name="Heading_20_1">
      <style:paragraph-properties fo:break-before="page"/>
      <style:text-properties officeooo:paragraph-rsid="000414b3"/>
    </style:style>
    <style:style style:name="P11" style:family="paragraph" style:parent-style-name="Heading_20_1">
      <style:paragraph-properties fo:break-before="page"/>
      <style:text-properties officeooo:paragraph-rsid="0004c0b8"/>
    </style:style>
    <style:style style:name="P12" style:family="paragraph" style:parent-style-name="Table_20_Contents">
      <style:text-properties officeooo:paragraph-rsid="00031147"/>
    </style:style>
    <style:style style:name="P13" style:family="paragraph" style:parent-style-name="Footer">
      <style:text-properties officeooo:paragraph-rsid="00031147"/>
    </style:style>
    <style:style style:name="P14" style:family="paragraph" style:parent-style-name="Heading_20_2">
      <style:text-properties officeooo:paragraph-rsid="000414b3"/>
    </style:style>
    <style:style style:name="P15" style:family="paragraph" style:parent-style-name="Heading_20_2">
      <style:text-properties officeooo:paragraph-rsid="0004a9da"/>
    </style:style>
    <style:style style:name="P16" style:family="paragraph" style:parent-style-name="Heading_20_2">
      <style:text-properties officeooo:paragraph-rsid="0004c0b8"/>
    </style:style>
    <style:style style:name="P17" style:family="paragraph" style:parent-style-name="Heading_20_2">
      <style:text-properties officeooo:paragraph-rsid="0006a0ac"/>
    </style:style>
    <style:style style:name="P18" style:family="paragraph" style:parent-style-name="Heading_20_2">
      <style:text-properties officeooo:paragraph-rsid="0006eccd"/>
    </style:style>
    <style:style style:name="T1" style:family="text">
      <style:text-properties officeooo:rsid="00031147"/>
    </style:style>
    <style:style style:name="T2" style:family="text">
      <style:text-properties officeooo:rsid="000414b3"/>
    </style:style>
    <style:style style:name="T3" style:family="text">
      <style:text-properties officeooo:rsid="0004a9da"/>
    </style:style>
    <style:style style:name="T4" style:family="text">
      <style:text-properties style:font-name="Liberation Serif1" officeooo:rsid="0004a9da"/>
    </style:style>
    <style:style style:name="T5" style:family="text">
      <style:text-properties style:font-name="Liberation Serif1" officeooo:rsid="0004a9da" style:font-name-asian="Liberation Serif1" style:font-name-complex="Liberation Serif1"/>
    </style:style>
    <style:style style:name="T6" style:family="text">
      <style:text-properties style:font-name="Liberation Serif1" officeooo:rsid="0004c0b8" style:font-name-asian="Liberation Serif1" style:font-name-complex="Liberation Serif1"/>
    </style:style>
    <style:style style:name="T7" style:family="text">
      <style:text-properties style:font-name="Liberation Serif1" officeooo:rsid="000414b3" style:font-name-asian="Liberation Serif1" style:font-name-complex="Liberation Serif1"/>
    </style:style>
    <style:style style:name="T8" style:family="text">
      <style:text-properties style:font-name="Liberation Serif1" officeooo:rsid="0006a0ac" style:font-name-asian="Liberation Serif1" style:font-name-complex="Liberation Serif1"/>
    </style:style>
    <style:style style:name="T9" style:family="text">
      <style:text-properties style:font-name="Liberation Serif1" officeooo:rsid="0006eccd" style:font-name-asian="Liberation Serif1" style:font-name-complex="Liberation Serif1"/>
    </style:style>
    <style:style style:name="T10" style:family="text">
      <style:text-properties style:font-name="Liberation Serif" officeooo:rsid="0004a9da"/>
    </style:style>
    <style:style style:name="T11" style:family="text">
      <style:text-properties style:font-name="Liberation Serif" officeooo:rsid="000414b3"/>
    </style:style>
    <style:style style:name="T12" style:family="text">
      <style:text-properties style:font-name="Liberation Serif" officeooo:rsid="0004c0b8" style:font-name-asian="Liberation Serif1" style:font-name-complex="Liberation Serif1"/>
    </style:style>
    <style:style style:name="T13" style:family="text">
      <style:text-properties officeooo:rsid="0004c0b8"/>
    </style:style>
    <style:style style:name="T14" style:family="text">
      <style:text-properties officeooo:rsid="0006eccd" style:font-name-asian="Liberation Serif1" style:font-name-complex="Liberation Seri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stemas Gráficos – 66.71</text:span></text:p>
      <text:p text:style-name="P1"><text:span text:style-name="T1">Trabajo Práctico N°1 - Transformaciones 3D en OpenGL</text:span></text:p>
      <text:p text:style-name="P1"><text:span text:style-name="T1"/></text:p>
      <text:p text:style-name="P1"><text:span text:style-name="T1"><text:s/>1er Cuatrimestre – año 2011</text:span></text:p>
      <text:p text:style-name="P1"><text:span text:style-name="T1"/></text:p>
      <text:p text:style-name="P1"><text:span text:style-name="T1">Grpo nro: 2</text:span></text:p>
      <text:p text:style-name="P1"><text:span text:style-name="T1"/></text:p>
      <text:p text:style-name="P1"><text:span text:style-name="T1"/></text:p>
      <table:table table:name="Table1" table:style-name="Table1">
        <table:table-column table:style-name="Table1.A" table:number-columns-repeated="4"/>
        <table:table-row>
          <table:table-cell table:style-name="Table1.A1" office:value-type="string">
            <text:p text:style-name="P12"><text:span text:style-name="T1">Integrantes</text:span></text:p>
          </table:table-cell>
          <table:table-cell table:style-name="Table1.A1" office:value-type="string">
            <text:p text:style-name="P12"><text:span text:style-name="T1">Calificación</text:span></text:p>
          </table:table-cell>
          <table:table-cell table:style-name="Table1.A1" office:value-type="string">
            <text:p text:style-name="P12"><text:span text:style-name="T1">Fecha</text:span></text:p>
          </table:table-cell>
          <table:table-cell table:style-name="Table1.D1" office:value-type="string">
            <text:p text:style-name="P12"><text:span text:style-name="T1">Corrigió</text:span></text:p>
          </table:table-cell>
        </table:table-row>
        <table:table-row>
          <table:table-cell table:style-name="Table1.A2" office:value-type="string">
            <text:p text:style-name="P12"><text:span text:style-name="T1">Juan Antonio Zuloaga Mellino, 89537</text:spa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2"><text:span text:style-name="T1">Matias J Acosta, ?????</text:spa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1"><text:span text:style-name="T1"/></text:p>
      <text:p text:style-name="P1"><text:span text:style-name="T1"/></text:p>
      <text:p text:style-name="P2"><text:span text:style-name="T2"/></text:p>
      <text:p text:style-name="P2"><text:span text:style-name="T2"/></text:p>
      <text:p text:style-name="P2"><text:span text:style-name="T2">PONE TU PADRON TAMBIEN EN EL PIE DE PÁGINA</text:span></text:p>
      <text:h text:style-name="P10" text:outline-level="1"><text:span text:style-name="T13">Decisiones</text:span><text:span text:style-name="T2"> del Diseño:</text:span></text:h>
      <text:h text:style-name="P14" text:outline-level="2"><text:span text:style-name="T2">Jerarquías:</text:span></text:h>
      <text:p text:style-name="P3"><text:span text:style-name="T2">Se plantea un diseño donde los modelos son dibujados en diferentes niveles jerárquicos. Esto permite la utilización de iteraciones para reducir el código y facilita la animación de la estructura. El diseño jerárquico es natural en la estructura misma, y facilita la utilización del stack de transformaciones.</text:span></text:p>
      <text:p text:style-name="P3"><text:span text:style-name="T2">Las niveles son:</text:span></text:p>
      <text:p text:style-name="P3"><text:span text:style-name="T2">Base de la estructura</text:span></text:p>
      <text:p text:style-name="P3"><text:span text:style-name="T2"><text:tab/>Rueda </text:span><text:span text:style-name="T3">Principal</text:span></text:p>
      <text:p text:style-name="P3"><text:span text:style-name="T2"><text:tab/><text:tab/>Ejes de la rueda </text:span><text:span text:style-name="T3">Principal</text:span></text:p>
      <text:p text:style-name="P3"><text:span text:style-name="T2"><text:tab/><text:tab/>Rueda </text:span><text:span text:style-name="T3">Secundaria</text:span></text:p>
      <text:p text:style-name="P3"><text:span text:style-name="T2"><text:tab/><text:tab/><text:tab/>Ejes de la </text:span><text:span text:style-name="T3">Rueda Secundaria</text:span></text:p>
      <text:p text:style-name="P3"><text:span text:style-name="T2"><text:tab/><text:tab/><text:tab/>C</text:span><text:span text:style-name="T13">a</text:span><text:span text:style-name="T3">binas</text:span></text:p>
      <text:h text:style-name="P14" text:outline-level="2"><text:span text:style-name="T2">Estructuras con cilindros:</text:span></text:h>
      <text:p text:style-name="P3"><text:span text:style-name="T2">Dado que la gran cantidad de cilindros que forman estructura de la rueda y la base se carga como DisplayList un cilindro unidad como base. Eéste es pintado, transformdo y desplazado <text:s/>según sea necesario.</text:span></text:p>
      <text:h text:style-name="P14" text:outline-level="2"><text:span text:style-name="T2">Diseño de las ruedas</text:span></text:h>
      <text:p text:style-name="P3"><text:span text:style-name="T2">El modelado de las ruedas utiliza display lists anidad</text:span><text:span text:style-name="T13">a</text:span><text:span text:style-name="T2">s para la construcción de las ruedas laterales </text:span><text:span text:style-name="T3">en el siguiente orden: Rueda </text:span><text:span text:style-name="T5">← Obejto patrón ← Cilindro Unidad.</text:span></text:p>
      <text:h text:style-name="P15" text:outline-level="2"><text:span text:style-name="T5">Animación:</text:span></text:h>
      <text:p text:style-name="P4"><text:span text:style-name="T5">La animación se basa únicamente en el ángulo de rotación de la rueda grande, la posición del resto de los objetos son calculados relativos a éste </text:span><text:span text:style-name="T6">ángulo</text:span><text:span text:style-name="T5">. La correc</text:span><text:span text:style-name="T6">c</text:span><text:span text:style-name="T5">ión en la rotación de las cabinas </text:span><text:span text:style-name="T6">se</text:span><text:span text:style-name="T5"> facilitada por el </text:span><text:span text:style-name="T6">graficado</text:span><text:span text:style-name="T5"> iterativo.</text:span></text:p>
      <text:h text:style-name="P16" text:outline-level="2"><text:span text:style-name="T6">Cámara Interna</text:span><text:span text:style-name="T5">:</text:span></text:h>
      <text:p text:style-name="P5"><text:span text:style-name="T6">Para el cálculo de la posición de la cámara interna no se pudo utilizar el stack de matrices de transformación, ya que la canasta se grafica antes de tener las coordenadas de la canasta, por lo que la posición de la cámara se calcula aparte. Alternativamente se podría haber graficado la escena relativa a una canasta en lugar del eje de la rueda, invirtiendo las matrices de rotación. Pero eso rompe la naturaleza jerárquica del diseño complicado el problema.</text:span></text:p>
      <text:h text:style-name="P11" text:outline-level="1"><text:span text:style-name="T6">Arquitectura y estructuras de datos:</text:span></text:h>
      <text:h text:style-name="P16" text:outline-level="2"><text:span text:style-name="T6">C</text:span><text:span text:style-name="T7">ilindro </text:span><text:span text:style-name="T6">Unitario</text:span><text:span text:style-name="T7">:</text:span></text:h>
      <text:p text:style-name="P5"><text:span text:style-name="T6">Es el componente fundamental con el que se construye toda la estructura a excepción de las cabinas. </text:span></text:p>
      <text:p text:style-name="P5"><text:span text:style-name="T6">Se lo grafica utilizando una función genérica para construir cilindros de N lados utilizando polígonos regulares. </text:span><text:span text:style-name="T8">Se agregan los puntos de los polígonos regulares que conforman las tapas del cilindro en un GL_VERTEX_ARRAY, para después proceder a cargar los puntos en el orden correcto en una display list.</text:span></text:p>
      <text:h text:style-name="P17" text:outline-level="2"><text:span text:style-name="T8">Pieza Base de la rueda.</text:span></text:h>
      <text:p text:style-name="P6"><text:span text:style-name="T8">Se utiliza una función genérica para las piezas de ambas ruedas. La función recibe la cantidad de la cantidad de cilindos unitarios que conformarán el segmento y la cantidad de Piezas Base que conformarán la rueda y el diamétro de la rueda. En base a estos datos calcula la longitud y el ángulo <text:s/>en que se debrá ubicar cada clindro sobre el radio de la rueda.</text:span></text:p>
      <text:p text:style-name="P6"><text:span text:style-name="T8">La pieza Base es guardad en una display List.</text:span></text:p>
      <text:h text:style-name="P17" text:outline-level="2"><text:span text:style-name="T8">Grafico de la rueda.</text:span></text:h>
      <text:p text:style-name="P6"><text:span text:style-name="T8">Se utiliza una <text:s/>función genérica para la discretización de ruedas con polígonos regulares de N lados. Recibe los datos de la estructura y pide la construcción de la pieza base. Una vez construida la anterior, se grafica reiteradas veces la pieza base </text:span><text:span text:style-name="T9">rotando la estructura sobre un eje </text:span><text:span text:style-name="T8">y se guarda la rueda </text:span><text:span text:style-name="T9">final </text:span><text:span text:style-name="T8">en una display list.</text:span></text:p>
      <text:h text:style-name="P18" text:outline-level="2"><text:span text:style-name="T9">Unión de los componentes para el armado de la escena:</text:span></text:h>
      <text:p text:style-name="P7"><text:span text:style-name="T9">El problema consiste en una rueda principal con 3 ruedas secundarias, cada una con 3 canastas, lo que permite colocar cada módulo siguiendo un orden, evitando así el cálculo de coordenadas par cada componente y facilitando la posterior animación individual de cada uno.</text:span></text:p>
      <text:p text:style-name="P7"><text:span text:style-name="T9">Para el armado de la escena se siguió el siguiente algoritmo:</text:span></text:p>
      <text:p text:style-name="P8"><text:span text:style-name="T14">Graficar rueda principal</text:span></text:p>
      <text:p text:style-name="P8"><text:span text:style-name="T14">Para cada ángulo de rotación múltiplo de 120°</text:span></text:p>
      <text:p text:style-name="P8"><text:span text:style-name="T14"><text:tab/>Rotar la rueda</text:span></text:p>
      <text:p text:style-name="P8"><text:span text:style-name="T14"><text:tab/>Colocar un eje</text:span></text:p>
      <text:p text:style-name="P8"><text:span text:style-name="T14"><text:tab/>Graficar una rueda chica</text:span></text:p>
      <text:p text:style-name="P8"><text:span text:style-name="T14"><text:tab/><text:tab/>Para cada ángulo de rotación múltiplo de 120°</text:span></text:p>
      <text:p text:style-name="P8"><text:span text:style-name="T14"><text:tab/><text:tab/>Rotar la rueda chica</text:span></text:p>
      <text:p text:style-name="P8"><text:span text:style-name="T14"><text:tab/><text:tab/>Colocar un eje</text:span></text:p>
      <text:p text:style-name="P8"><text:span text:style-name="T14"><text:tab/><text:tab/>Colocar una canasta.</text:span></text:p>
      <text:p text:style-name="P8"><text:span text:style-name="T14"><text:tab/><text:tab/><text:tab/>Rotar la canasta para compensar las rotaciones futuras.</text:span></text:p>
      <text:p text:style-name="P8"><text:span text:style-name="T14">Montar la Rueda sobre la base</text:span></text:p>
      <text:p text:style-name="P9"><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1" svg:font-family="'Liberation Serif'" style:font-family-generic="roman"/>
    <style:font-face style:name="LMMono10" svg:font-family="LMMono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31147"/>
    </style:style>
    <style:style style:name="MT1" style:family="text">
      <style:text-properties officeooo:rsid="0003114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Cuat: 1/2011 Trabajo Practico nro.: 1, Grupo nro: 2, Integrantes: 89537, xxxxxx</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llino</meta:initial-creator>
    <meta:creation-date>2011-04-29T01:21:53</meta:creation-date>
    <meta:document-statistic meta:table-count="1" meta:image-count="0" meta:object-count="0" meta:page-count="4" meta:paragraph-count="53" meta:word-count="649" meta:character-count="3891"/>
    <dc:date>2011-04-29T03:30:32</dc:date>
    <dc:creator>Juan Mellino</dc:creator>
    <meta:editing-duration>PT00H00M50S</meta:editing-duration>
    <meta:editing-cycles>1</meta:editing-cycles>
    <meta:generator>OpenOffice.org/3.2$Unix OpenOffice.org_project/320m19$Build-9505</meta:generator>
  </office:meta>
</office:document-meta>
</file>